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/>
    </style:style>
    <style:style style:name="P2" style:parent-style-name="PreformattedText" style:family="paragraph">
      <style:paragraph-properties fo:text-align="center"/>
      <style:text-properties fo:font-size="12pt" style:font-size-asian="12pt" style:font-size-complex="12pt"/>
    </style:style>
    <style:style style:name="P3" style:parent-style-name="PreformattedText" style:family="paragraph">
      <style:text-properties fo:font-size="12pt" style:font-size-asian="12pt" style:font-size-complex="12pt"/>
    </style:style>
    <style:style style:name="P4" style:parent-style-name="PreformattedText" style:family="paragraph">
      <style:text-properties fo:font-size="12pt" style:font-size-asian="12pt" style:font-size-complex="12pt"/>
    </style:style>
    <style:style style:name="P5" style:parent-style-name="PreformattedText" style:family="paragraph">
      <style:text-properties fo:font-size="12pt" style:font-size-asian="12pt" style:font-size-complex="12pt"/>
    </style:style>
    <style:style style:name="P6" style:parent-style-name="PreformattedText" style:family="paragraph">
      <style:text-properties fo:font-size="12pt" style:font-size-asian="12pt" style:font-size-complex="12pt"/>
    </style:style>
    <style:style style:name="P7" style:parent-style-name="PreformattedText" style:family="paragraph">
      <style:text-properties fo:font-size="12pt" style:font-size-asian="12pt" style:font-size-complex="12pt"/>
    </style:style>
    <style:style style:name="P8" style:parent-style-name="PreformattedText" style:family="paragraph">
      <style:text-properties fo:font-size="12pt" style:font-size-asian="12pt" style:font-size-complex="12pt"/>
    </style:style>
    <style:style style:name="P9" style:parent-style-name="PreformattedText" style:family="paragraph">
      <style:text-properties fo:font-size="12pt" style:font-size-asian="12pt" style:font-size-complex="12pt"/>
    </style:style>
    <style:style style:name="P10" style:parent-style-name="PreformattedText" style:family="paragraph">
      <style:text-properties fo:font-size="12pt" style:font-size-asian="12pt" style:font-size-complex="12pt"/>
    </style:style>
    <style:style style:name="P11" style:parent-style-name="PreformattedText" style:family="paragraph">
      <style:text-properties fo:font-size="12pt" style:font-size-asian="12pt" style:font-size-complex="12pt"/>
    </style:style>
    <style:style style:name="P12" style:parent-style-name="PreformattedText" style:family="paragraph">
      <style:text-properties fo:font-size="12pt" style:font-size-asian="12pt" style:font-size-complex="12pt"/>
    </style:style>
    <style:style style:name="P13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14" style:parent-style-name="PreformattedText" style:family="paragraph">
      <style:text-properties fo:font-size="12pt" style:font-size-asian="12pt" style:font-size-complex="12pt"/>
    </style:style>
    <style:style style:name="P15" style:parent-style-name="PreformattedText" style:family="paragraph">
      <style:text-properties fo:font-size="12pt" style:font-size-asian="12pt" style:font-size-complex="12pt"/>
    </style:style>
    <style:style style:name="P16" style:parent-style-name="PreformattedText" style:family="paragraph">
      <style:text-properties fo:font-size="12pt" style:font-size-asian="12pt" style:font-size-complex="12pt"/>
    </style:style>
    <style:style style:name="P17" style:parent-style-name="PreformattedText" style:family="paragraph">
      <style:text-properties fo:font-size="12pt" style:font-size-asian="12pt" style:font-size-complex="12pt"/>
    </style:style>
    <style:style style:name="P18" style:parent-style-name="PreformattedText" style:family="paragraph">
      <style:text-properties fo:font-size="12pt" style:font-size-asian="12pt" style:font-size-complex="12pt"/>
    </style:style>
    <style:style style:name="P19" style:parent-style-name="PreformattedText" style:family="paragraph">
      <style:text-properties fo:font-size="12pt" style:font-size-asian="12pt" style:font-size-complex="12pt"/>
    </style:style>
    <style:style style:name="P20" style:parent-style-name="PreformattedText" style:family="paragraph">
      <style:text-properties fo:font-size="12pt" style:font-size-asian="12pt" style:font-size-complex="12pt"/>
    </style:style>
    <style:style style:name="P21" style:parent-style-name="PreformattedText" style:family="paragraph">
      <style:text-properties fo:font-size="12pt" style:font-size-asian="12pt" style:font-size-complex="12pt"/>
    </style:style>
    <style:style style:name="P22" style:parent-style-name="PreformattedText" style:family="paragraph">
      <style:text-properties fo:font-size="12pt" style:font-size-asian="12pt" style:font-size-complex="12pt"/>
    </style:style>
    <style:style style:name="P23" style:parent-style-name="PreformattedText" style:family="paragraph">
      <style:text-properties fo:font-size="12pt" style:font-size-asian="12pt" style:font-size-complex="12pt"/>
    </style:style>
    <style:style style:name="P24" style:parent-style-name="PreformattedText" style:family="paragraph">
      <style:text-properties fo:font-size="12pt" style:font-size-asian="12pt" style:font-size-complex="12pt"/>
    </style:style>
    <style:style style:name="P25" style:parent-style-name="PreformattedText" style:family="paragraph">
      <style:text-properties fo:font-size="12pt" style:font-size-asian="12pt" style:font-size-complex="12pt"/>
    </style:style>
    <style:style style:name="P26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7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8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29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30" style:parent-style-name="PreformattedText" style:family="paragraph">
      <style:text-properties fo:font-weight="bold" style:font-weight-asian="bold" fo:font-size="12pt" style:font-size-asian="12pt" style:font-size-complex="12pt"/>
    </style:style>
    <style:style style:name="P31" style:parent-style-name="PreformattedText" style:family="paragraph">
      <style:text-properties fo:font-size="12pt" style:font-size-asian="12pt" style:font-size-complex="12pt"/>
    </style:style>
    <style:style style:name="P32" style:parent-style-name="PreformattedText" style:family="paragraph">
      <style:text-properties fo:font-size="12pt" style:font-size-asian="12pt" style:font-size-complex="12pt"/>
    </style:style>
    <style:style style:name="P33" style:parent-style-name="PreformattedText" style:family="paragraph">
      <style:text-properties fo:font-size="12pt" style:font-size-asian="12pt" style:font-size-complex="12pt"/>
    </style:style>
    <style:style style:name="P34" style:parent-style-name="PreformattedText" style:family="paragraph">
      <style:text-properties fo:font-size="12pt" style:font-size-asian="12pt" style:font-size-complex="12pt"/>
    </style:style>
    <style:style style:name="P35" style:parent-style-name="PreformattedText" style:family="paragraph">
      <style:text-properties fo:font-size="12pt" style:font-size-asian="12pt" style:font-size-complex="12pt"/>
    </style:style>
    <style:style style:name="P36" style:parent-style-name="PreformattedText" style:family="paragraph">
      <style:text-properties fo:font-size="12pt" style:font-size-asian="12pt" style:font-size-complex="12pt"/>
    </style:style>
    <style:style style:name="P37" style:parent-style-name="PreformattedText" style:family="paragraph">
      <style:text-properties fo:font-size="12pt" style:font-size-asian="12pt" style:font-size-complex="12pt"/>
    </style:style>
    <style:style style:name="P38" style:parent-style-name="PreformattedText" style:family="paragraph">
      <style:text-properties fo:font-size="12pt" style:font-size-asian="12pt" style:font-size-complex="12pt"/>
    </style:style>
    <style:style style:name="P39" style:parent-style-name="PreformattedText" style:family="paragraph">
      <style:text-properties fo:font-size="12pt" style:font-size-asian="12pt" style:font-size-complex="12pt"/>
    </style:style>
    <style:style style:name="P40" style:parent-style-name="PreformattedText" style:family="paragraph">
      <style:text-properties fo:font-size="12pt" style:font-size-asian="12pt" style:font-size-complex="12pt"/>
    </style:style>
    <style:style style:name="P41" style:parent-style-name="PreformattedText" style:family="paragraph">
      <style:text-properties fo:font-size="12pt" style:font-size-asian="12pt" style:font-size-complex="12pt"/>
    </style:style>
    <style:style style:name="P42" style:parent-style-name="PreformattedText" style:family="paragraph">
      <style:text-properties fo:font-size="12pt" style:font-size-asian="12pt" style:font-size-complex="12pt"/>
    </style:style>
    <style:style style:name="P43" style:parent-style-name="PreformattedText" style:family="paragraph">
      <style:text-properties fo:font-size="12pt" style:font-size-asian="12pt" style:font-size-complex="12pt"/>
    </style:style>
    <style:style style:name="P44" style:parent-style-name="PreformattedText" style:family="paragraph">
      <style:text-properties fo:font-size="12pt" style:font-size-asian="12pt" style:font-size-complex="12pt"/>
    </style:style>
    <style:style style:name="P45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46" style:parent-style-name="PreformattedText" style:family="paragraph">
      <style:paragraph-properties fo:margin-bottom="0.1965in"/>
    </style:style>
    <style:style style:name="T47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He's Gone</text:p>
      <text:p text:style-name="P2">Garcia/Hunter</text:p>
      <text:p text:style-name="PreformattedText"/>
      <text:p text:style-name="P3">E</text:p>
      <text:p text:style-name="P4">Rat in a<text:s/>drain ditch, Caught on a limb,</text:p>
      <text:p text:style-name="P5">A <text:s text:c="18"/>B <text:s text:c="5"/>E</text:p>
      <text:p text:style-name="P6">You know better but I know him.</text:p>
      <text:p text:style-name="P7"/>
      <text:p text:style-name="P8">Like I told you, what I said,</text:p>
      <text:p text:style-name="P9">Steal your face right off your head.</text:p>
      <text:p text:style-name="P10"/>
      <text:p text:style-name="P11">SN Bass <text:s/>E <text:s/>F# <text:s/>G# <text:s text:c="2"/>[on <text:s text:c="2"/>(E).....(F#)Now <text:s/>(G#)He's <text:s/>]</text:p>
      <text:p text:style-name="P12"/>
      <text:p text:style-name="P13">[Chorus]:</text:p>
      <text:p text:style-name="P14"><text:s text:c="9"/>A <text:s/>E <text:s text:c="10"/>A <text:s/>E<text:s text:c="2"/>E7 <text:s text:c="7"/>A <text:s text:c="9"/>B<text:s text:c="6"/>(Hold B)</text:p>
      <text:p text:style-name="P15">Now he's gone, now he's gone, Lord he's gone, he's gone.</text:p>
      <text:p text:style-name="P16"><text:s text:c="7"/>A <text:s text:c="16"/>B</text:p>
      <text:p text:style-name="P17">Like a steam locomotive, rollin' down the track</text:p>
      <text:p text:style-name="P18"><text:s text:c="5"/>A <text:s text:c="10"/>E <text:s text:c="13"/>B <text:s text:c="8"/>A <text:s text:c="10"/>E</text:p>
      <text:p text:style-name="P19">He's gone, gone, nothin's gonna bring him back...He's gone.</text:p>
      <text:p text:style-name="P20"/>
      <text:p text:style-name="P21">Nine mile skid on a ten mile ride,</text:p>
      <text:p text:style-name="P22">Hot as a pistol but cool inside.</text:p>
      <text:p text:style-name="P23">Cat on a tin roof, dogs in a pile,</text:p>
      <text:p text:style-name="P24">Nothin' left to do but smile, smile, smile!!!!</text:p>
      <text:p text:style-name="P25"/>
      <text:p text:style-name="P26">[Chorus]</text:p>
      <text:p text:style-name="P27">[Solo<text:s/>first part]</text:p>
      <text:p text:style-name="P28">F#m <text:s text:c="2"/>E <text:s text:c="2"/>F#m <text:s text:c="2"/>E <text:s text:c="3"/>D <text:s text:c="3"/>A <text:s text:c="3"/>E</text:p>
      <text:p text:style-name="P29">[Solo<text:s/>second part<text:s/>over verse chords] <text:s/>E <text:s text:c="2"/>A <text:s/>B <text:s/>E <text:s text:c="2"/>E <text:s/>A <text:s/>B <text:s/>E</text:p>
      <text:p text:style-name="P30">[Out of solo right into…]</text:p>
      <text:p text:style-name="P31">B <text:s text:c="14"/>D <text:s text:c="17"/>A</text:p>
      <text:p text:style-name="P32">Goin' where the wind don't blow so strange,</text:p>
      <text:p text:style-name="P33">B <text:s text:c="16"/>D <text:s text:c="17"/>A</text:p>
      <text:p text:style-name="P34">Maybe off on some high cold mountain chain.</text:p>
      <text:p text:style-name="P35">D <text:s text:c="21"/>A <text:s text:c="11"/>G</text:p>
      <text:p text:style-name="P36">Lost one round but the prize wasn't anything,</text:p>
      <text:p text:style-name="P37"><text:s text:c="2"/>D <text:s text:c="11"/>Dm <text:s text:c="6"/>A <text:s text:c="10"/>B</text:p>
      <text:p text:style-name="P38">A knife in the back and more of the same.</text:p>
      <text:p text:style-name="P39"/>
      <text:p text:style-name="P40">Same<text:s/>old, rat in a drain ditch, caught on a limb,</text:p>
      <text:p text:style-name="P41">You know better but I know him.</text:p>
      <text:p text:style-name="P42">Like I told you, what I said,</text:p>
      <text:p text:style-name="P43">Steal your face right off your head.</text:p>
      <text:p text:style-name="P44"/>
      <text:p text:style-name="P45">[Chorus]</text:p>
      <text:p text:style-name="P46"><text:span text:style-name="T47">Ooh, nothin's gonna bring him bac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an Dowd</meta:initial-creator>
    <dc:creator>Dowd, Sean</dc:creator>
    <meta:creation-date>2011-10-04T17:06:00Z</meta:creation-date>
    <dc:date>2014-04-18T00:02:00Z</dc:date>
    <meta:template xlink:href="Normal.dotm" xlink:type="simple"/>
    <meta:editing-cycles>2</meta:editing-cycles>
    <meta:editing-duration>PT3000S</meta:editing-duration>
    <meta:document-statistic meta:page-count="1" meta:paragraph-count="2" meta:word-count="209" meta:character-count="1402" meta:row-count="9" meta:non-whitespace-character-count="1195"/>
  </office:meta>
</office:document-meta>
</file>